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10000012F3693D02534F201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  <style:text-properties fo:font-size="16pt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style:text-properties fo:font-size="11pt"/>
    </style:style>
    <style:style style:name="P7" style:family="paragraph">
      <loext:graphic-properties draw:fill="none" draw:fill-color="#ffffff"/>
      <style:text-properties fo:font-size="11pt"/>
    </style:style>
    <style:style style:name="P8" style:family="paragraph">
      <style:text-properties fo:font-size="10pt"/>
    </style:style>
    <style:style style:name="P9" style:family="paragraph">
      <loext:graphic-properties draw:fill="none" draw:fill-color="#ffffff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69cm" svg:height="8.016cm" svg:x="6.955cm" svg:y="10.103cm">
          <draw:image xlink:href="Pictures/10000001000001310000012F3693D02534F201E9.png" xlink:type="simple" xlink:show="embed" xlink:actuate="onLoad" draw:mime-type="image/png">
            <text:p/>
          </draw:image>
        </draw:frame>
        <draw:frame draw:style-name="gr2" draw:text-style-name="P3" draw:layer="layout" svg:width="0.815cm" svg:height="0.878cm" svg:x="8.302cm" svg:y="10.482cm">
          <draw:text-box>
            <text:p text:style-name="P2">1</text:p>
          </draw:text-box>
        </draw:frame>
        <draw:frame draw:style-name="gr2" draw:text-style-name="P3" draw:layer="layout" svg:width="0.815cm" svg:height="0.878cm" svg:x="9.203cm" svg:y="10.482cm">
          <draw:text-box>
            <text:p text:style-name="P2">1</text:p>
          </draw:text-box>
        </draw:frame>
        <draw:frame draw:style-name="gr2" draw:text-style-name="P3" draw:layer="layout" svg:width="0.815cm" svg:height="0.878cm" svg:x="10.202cm" svg:y="10.482cm">
          <draw:text-box>
            <text:p text:style-name="P2">1</text:p>
          </draw:text-box>
        </draw:frame>
        <draw:frame draw:style-name="gr2" draw:text-style-name="P3" draw:layer="layout" svg:width="0.815cm" svg:height="0.878cm" svg:x="11.103cm" svg:y="10.482cm">
          <draw:text-box>
            <text:p text:style-name="P2">1</text:p>
          </draw:text-box>
        </draw:frame>
        <draw:frame draw:style-name="gr2" draw:text-style-name="P3" draw:layer="layout" svg:width="0.815cm" svg:height="0.878cm" svg:x="12.002cm" svg:y="10.482cm">
          <draw:text-box>
            <text:p text:style-name="P2">1</text:p>
          </draw:text-box>
        </draw:frame>
        <draw:frame draw:style-name="gr2" draw:text-style-name="P3" draw:layer="layout" svg:width="0.815cm" svg:height="0.878cm" svg:x="12.903cm" svg:y="10.482cm">
          <draw:text-box>
            <text:p text:style-name="P2">1</text:p>
          </draw:text-box>
        </draw:frame>
        <draw:frame draw:style-name="gr2" draw:text-style-name="P3" draw:layer="layout" svg:width="0.815cm" svg:height="0.878cm" svg:x="13.904cm" svg:y="10.482cm">
          <draw:text-box>
            <text:p text:style-name="P2">1</text:p>
          </draw:text-box>
        </draw:frame>
        <draw:frame draw:style-name="gr2" draw:text-style-name="P3" draw:layer="layout" svg:width="0.815cm" svg:height="0.878cm" svg:x="7.403cm" svg:y="11.382cm">
          <draw:text-box>
            <text:p text:style-name="P2">1</text:p>
          </draw:text-box>
        </draw:frame>
        <draw:frame draw:style-name="gr2" draw:text-style-name="P3" draw:layer="layout" svg:width="0.815cm" svg:height="0.878cm" svg:x="7.404cm" svg:y="12.282cm">
          <draw:text-box>
            <text:p text:style-name="P2">1</text:p>
          </draw:text-box>
        </draw:frame>
        <draw:frame draw:style-name="gr2" draw:text-style-name="P3" draw:layer="layout" svg:width="0.815cm" svg:height="0.878cm" svg:x="7.404cm" svg:y="11.382cm">
          <draw:text-box>
            <text:p text:style-name="P2">1</text:p>
          </draw:text-box>
        </draw:frame>
        <draw:frame draw:style-name="gr2" draw:text-style-name="P3" draw:layer="layout" svg:width="0.815cm" svg:height="0.878cm" svg:x="7.405cm" svg:y="14.182cm">
          <draw:text-box>
            <text:p text:style-name="P2">1</text:p>
          </draw:text-box>
        </draw:frame>
        <draw:frame draw:style-name="gr2" draw:text-style-name="P3" draw:layer="layout" svg:width="0.815cm" svg:height="0.878cm" svg:x="7.405cm" svg:y="13.282cm">
          <draw:text-box>
            <text:p text:style-name="P2">1</text:p>
          </draw:text-box>
        </draw:frame>
        <draw:frame draw:style-name="gr2" draw:text-style-name="P3" draw:layer="layout" svg:width="0.815cm" svg:height="0.878cm" svg:x="7.404cm" svg:y="16.037cm">
          <draw:text-box>
            <text:p text:style-name="P2">1</text:p>
          </draw:text-box>
        </draw:frame>
        <draw:frame draw:style-name="gr2" draw:text-style-name="P3" draw:layer="layout" svg:width="0.815cm" svg:height="0.878cm" svg:x="7.404cm" svg:y="15.082cm">
          <draw:text-box>
            <text:p text:style-name="P2">1</text:p>
          </draw:text-box>
        </draw:frame>
        <draw:frame draw:style-name="gr2" draw:text-style-name="P3" draw:layer="layout" svg:width="0.815cm" svg:height="0.878cm" svg:x="7.405cm" svg:y="16.982cm">
          <draw:text-box>
            <text:p text:style-name="P2">1</text:p>
          </draw:text-box>
        </draw:frame>
        <draw:frame draw:style-name="gr2" draw:text-style-name="P3" draw:layer="layout" svg:width="0.815cm" svg:height="0.878cm" svg:x="8.303cm" svg:y="11.382cm">
          <draw:text-box>
            <text:p text:style-name="P2">2</text:p>
          </draw:text-box>
        </draw:frame>
        <draw:frame draw:style-name="gr2" draw:text-style-name="P3" draw:layer="layout" svg:width="0.815cm" svg:height="0.878cm" svg:x="8.302cm" svg:y="12.282cm">
          <draw:text-box>
            <text:p text:style-name="P2">3</text:p>
          </draw:text-box>
        </draw:frame>
        <draw:frame draw:style-name="gr2" draw:text-style-name="P3" draw:layer="layout" svg:width="0.815cm" svg:height="0.878cm" svg:x="8.303cm" svg:y="13.282cm">
          <draw:text-box>
            <text:p text:style-name="P2">4</text:p>
          </draw:text-box>
        </draw:frame>
        <draw:frame draw:style-name="gr2" draw:text-style-name="P3" draw:layer="layout" svg:width="0.815cm" svg:height="0.878cm" svg:x="8.302cm" svg:y="14.182cm">
          <draw:text-box>
            <text:p text:style-name="P2">5</text:p>
          </draw:text-box>
        </draw:frame>
        <draw:frame draw:style-name="gr2" draw:text-style-name="P3" draw:layer="layout" svg:width="0.815cm" svg:height="0.878cm" svg:x="8.303cm" svg:y="15.082cm">
          <draw:text-box>
            <text:p text:style-name="P2">6</text:p>
          </draw:text-box>
        </draw:frame>
        <draw:frame draw:style-name="gr2" draw:text-style-name="P3" draw:layer="layout" svg:width="0.815cm" svg:height="0.878cm" svg:x="8.302cm" svg:y="16.037cm">
          <draw:text-box>
            <text:p text:style-name="P2">7</text:p>
          </draw:text-box>
        </draw:frame>
        <draw:frame draw:style-name="gr2" draw:text-style-name="P3" draw:layer="layout" svg:width="0.815cm" svg:height="0.878cm" svg:x="8.303cm" svg:y="16.982cm">
          <draw:text-box>
            <text:p text:style-name="P2">8</text:p>
          </draw:text-box>
        </draw:frame>
        <draw:frame draw:style-name="gr2" draw:text-style-name="P3" draw:layer="layout" svg:width="0.815cm" svg:height="0.878cm" svg:x="9.203cm" svg:y="11.382cm">
          <draw:text-box>
            <text:p text:style-name="P2">3</text:p>
          </draw:text-box>
        </draw:frame>
        <draw:frame draw:style-name="gr2" draw:text-style-name="P5" draw:layer="layout" svg:width="1.052cm" svg:height="0.806cm" svg:x="9.104cm" svg:y="13.282cm">
          <draw:text-box>
            <text:p text:style-name="P4">10</text:p>
          </draw:text-box>
        </draw:frame>
        <draw:frame draw:style-name="gr2" draw:text-style-name="P5" draw:layer="layout" svg:width="1.052cm" svg:height="0.806cm" svg:x="9.104cm" svg:y="14.233cm">
          <draw:text-box>
            <text:p text:style-name="P4">15</text:p>
          </draw:text-box>
        </draw:frame>
        <draw:frame draw:style-name="gr2" draw:text-style-name="P5" draw:layer="layout" svg:width="1.052cm" svg:height="0.806cm" svg:x="9.104cm" svg:y="15.173cm">
          <draw:text-box>
            <text:p text:style-name="P4">21</text:p>
          </draw:text-box>
        </draw:frame>
        <draw:frame draw:style-name="gr2" draw:text-style-name="P5" draw:layer="layout" svg:width="1.052cm" svg:height="0.806cm" svg:x="9.104cm" svg:y="16.082cm">
          <draw:text-box>
            <text:p text:style-name="P4">28</text:p>
          </draw:text-box>
        </draw:frame>
        <draw:frame draw:style-name="gr2" draw:text-style-name="P5" draw:layer="layout" svg:width="1.052cm" svg:height="0.806cm" svg:x="9.104cm" svg:y="16.982cm">
          <draw:text-box>
            <text:p text:style-name="P4">36</text:p>
          </draw:text-box>
        </draw:frame>
        <draw:frame draw:style-name="gr2" draw:text-style-name="P3" draw:layer="layout" svg:width="0.815cm" svg:height="0.878cm" svg:x="10.204cm" svg:y="11.382cm">
          <draw:text-box>
            <text:p text:style-name="P2">4</text:p>
          </draw:text-box>
        </draw:frame>
        <draw:frame draw:style-name="gr2" draw:text-style-name="P5" draw:layer="layout" svg:width="1.052cm" svg:height="0.806cm" svg:x="10.004cm" svg:y="12.382cm">
          <draw:text-box>
            <text:p text:style-name="P4">10</text:p>
          </draw:text-box>
        </draw:frame>
        <draw:frame draw:style-name="gr2" draw:text-style-name="P5" draw:layer="layout" svg:width="1.052cm" svg:height="0.806cm" svg:x="10.004cm" svg:y="13.282cm">
          <draw:text-box>
            <text:p text:style-name="P4">20</text:p>
          </draw:text-box>
        </draw:frame>
        <draw:frame draw:style-name="gr2" draw:text-style-name="P5" draw:layer="layout" svg:width="1.052cm" svg:height="0.806cm" svg:x="10.004cm" svg:y="14.282cm">
          <draw:text-box>
            <text:p text:style-name="P4">35</text:p>
          </draw:text-box>
        </draw:frame>
        <draw:frame draw:style-name="gr2" draw:text-style-name="P5" draw:layer="layout" svg:width="1.052cm" svg:height="0.806cm" svg:x="10.004cm" svg:y="15.173cm">
          <draw:text-box>
            <text:p text:style-name="P4">56</text:p>
          </draw:text-box>
        </draw:frame>
        <draw:frame draw:style-name="gr2" draw:text-style-name="P5" draw:layer="layout" svg:width="1.052cm" svg:height="0.806cm" svg:x="10.004cm" svg:y="16.082cm">
          <draw:text-box>
            <text:p text:style-name="P4">84</text:p>
          </draw:text-box>
        </draw:frame>
        <draw:frame draw:style-name="gr2" draw:text-style-name="P7" draw:layer="layout" svg:width="1.15cm" svg:height="0.683cm" svg:x="9.966cm" svg:y="17.027cm">
          <draw:text-box>
            <text:p text:style-name="P6">120</text:p>
          </draw:text-box>
        </draw:frame>
        <draw:frame draw:style-name="gr2" draw:text-style-name="P7" draw:layer="layout" svg:width="1.15cm" svg:height="0.683cm" svg:x="10.906cm" svg:y="17.028cm">
          <draw:text-box>
            <text:p text:style-name="P6">330</text:p>
          </draw:text-box>
        </draw:frame>
        <draw:frame draw:style-name="gr2" draw:text-style-name="P7" draw:layer="layout" svg:width="1.15cm" svg:height="0.683cm" svg:x="11.871cm" svg:y="17.027cm">
          <draw:text-box>
            <text:p text:style-name="P6">792</text:p>
          </draw:text-box>
        </draw:frame>
        <draw:frame draw:style-name="gr2" draw:text-style-name="P9" draw:layer="layout" svg:width="1.281cm" svg:height="0.645cm" svg:x="12.709cm" svg:y="17.078cm">
          <draw:text-box>
            <text:p text:style-name="P8">1716</text:p>
          </draw:text-box>
        </draw:frame>
        <draw:frame draw:style-name="gr2" draw:text-style-name="P9" draw:layer="layout" svg:width="1.281cm" svg:height="0.645cm" svg:x="13.649cm" svg:y="17.079cm">
          <draw:text-box>
            <text:p text:style-name="P8">3432</text:p>
          </draw:text-box>
        </draw:frame>
        <draw:frame draw:style-name="gr2" draw:text-style-name="P3" draw:layer="layout" svg:width="0.815cm" svg:height="0.878cm" svg:x="11.105cm" svg:y="11.382cm">
          <draw:text-box>
            <text:p text:style-name="P2">5</text:p>
          </draw:text-box>
        </draw:frame>
        <draw:frame draw:style-name="gr2" draw:text-style-name="P3" draw:layer="layout" svg:width="0.815cm" svg:height="0.878cm" svg:x="12.004cm" svg:y="11.382cm">
          <draw:text-box>
            <text:p text:style-name="P2">6</text:p>
          </draw:text-box>
        </draw:frame>
        <draw:frame draw:style-name="gr2" draw:text-style-name="P3" draw:layer="layout" svg:width="0.815cm" svg:height="0.878cm" svg:x="12.904cm" svg:y="11.382cm">
          <draw:text-box>
            <text:p text:style-name="P2">7</text:p>
          </draw:text-box>
        </draw:frame>
        <draw:frame draw:style-name="gr2" draw:text-style-name="P3" draw:layer="layout" svg:width="0.815cm" svg:height="0.878cm" svg:x="13.905cm" svg:y="11.382cm">
          <draw:text-box>
            <text:p text:style-name="P2">8</text:p>
          </draw:text-box>
        </draw:frame>
        <draw:frame draw:style-name="gr2" draw:text-style-name="P5" draw:layer="layout" svg:width="1.052cm" svg:height="0.806cm" svg:x="11.004cm" svg:y="12.382cm">
          <draw:text-box>
            <text:p text:style-name="P4">15</text:p>
          </draw:text-box>
        </draw:frame>
        <draw:frame draw:style-name="gr2" draw:text-style-name="P5" draw:layer="layout" svg:width="1.052cm" svg:height="0.806cm" svg:x="11.904cm" svg:y="12.382cm">
          <draw:text-box>
            <text:p text:style-name="P4">21</text:p>
          </draw:text-box>
        </draw:frame>
        <draw:frame draw:style-name="gr2" draw:text-style-name="P5" draw:layer="layout" svg:width="1.052cm" svg:height="0.806cm" svg:x="12.811cm" svg:y="12.382cm">
          <draw:text-box>
            <text:p text:style-name="P4">28</text:p>
          </draw:text-box>
        </draw:frame>
        <draw:frame draw:style-name="gr2" draw:text-style-name="P5" draw:layer="layout" svg:width="1.052cm" svg:height="0.806cm" svg:x="13.751cm" svg:y="12.382cm">
          <draw:text-box>
            <text:p text:style-name="P4">36</text:p>
          </draw:text-box>
        </draw:frame>
        <draw:frame draw:style-name="gr2" draw:text-style-name="P5" draw:layer="layout" svg:width="1.052cm" svg:height="0.806cm" svg:x="11.004cm" svg:y="13.282cm">
          <draw:text-box>
            <text:p text:style-name="P4">35</text:p>
          </draw:text-box>
        </draw:frame>
        <draw:frame draw:style-name="gr2" draw:text-style-name="P5" draw:layer="layout" svg:width="1.052cm" svg:height="0.806cm" svg:x="11.904cm" svg:y="13.282cm">
          <draw:text-box>
            <text:p text:style-name="P4">56</text:p>
          </draw:text-box>
        </draw:frame>
        <draw:frame draw:style-name="gr2" draw:text-style-name="P5" draw:layer="layout" svg:width="1.052cm" svg:height="0.806cm" svg:x="12.804cm" svg:y="13.282cm">
          <draw:text-box>
            <text:p text:style-name="P4">84</text:p>
          </draw:text-box>
        </draw:frame>
        <draw:frame draw:style-name="gr2" draw:text-style-name="P7" draw:layer="layout" svg:width="1.15cm" svg:height="0.683cm" svg:x="13.725cm" svg:y="13.328cm">
          <draw:text-box>
            <text:p text:style-name="P6">120</text:p>
          </draw:text-box>
        </draw:frame>
        <draw:frame draw:style-name="gr2" draw:text-style-name="P5" draw:layer="layout" svg:width="1.052cm" svg:height="0.806cm" svg:x="11.004cm" svg:y="14.182cm">
          <draw:text-box>
            <text:p text:style-name="P4">70</text:p>
          </draw:text-box>
        </draw:frame>
        <draw:frame draw:style-name="gr2" draw:text-style-name="P7" draw:layer="layout" svg:width="1.15cm" svg:height="0.683cm" svg:x="10.906cm" svg:y="16.129cm">
          <draw:text-box>
            <text:p text:style-name="P6">210</text:p>
          </draw:text-box>
        </draw:frame>
        <draw:frame draw:style-name="gr2" draw:text-style-name="P7" draw:layer="layout" svg:width="1.15cm" svg:height="0.683cm" svg:x="10.906cm" svg:y="15.229cm">
          <draw:text-box>
            <text:p text:style-name="P6">126</text:p>
          </draw:text-box>
        </draw:frame>
        <draw:frame draw:style-name="gr2" draw:text-style-name="P7" draw:layer="layout" svg:width="1.15cm" svg:height="0.683cm" svg:x="11.806cm" svg:y="14.284cm">
          <draw:text-box>
            <text:p text:style-name="P6">126</text:p>
          </draw:text-box>
        </draw:frame>
        <draw:frame draw:style-name="gr2" draw:text-style-name="P7" draw:layer="layout" svg:width="1.15cm" svg:height="0.683cm" svg:x="11.806cm" svg:y="15.224cm">
          <draw:text-box>
            <text:p text:style-name="P6">252</text:p>
          </draw:text-box>
        </draw:frame>
        <draw:frame draw:style-name="gr2" draw:text-style-name="P7" draw:layer="layout" svg:width="1.15cm" svg:height="0.683cm" svg:x="11.806cm" svg:y="16.138cm">
          <draw:text-box>
            <text:p text:style-name="P6">462</text:p>
          </draw:text-box>
        </draw:frame>
        <draw:frame draw:style-name="gr2" draw:text-style-name="P7" draw:layer="layout" svg:width="1.15cm" svg:height="0.683cm" svg:x="12.806cm" svg:y="14.285cm">
          <draw:text-box>
            <text:p text:style-name="P6">210</text:p>
          </draw:text-box>
        </draw:frame>
        <draw:frame draw:style-name="gr2" draw:text-style-name="P7" draw:layer="layout" svg:width="1.15cm" svg:height="0.683cm" svg:x="12.806cm" svg:y="15.225cm">
          <draw:text-box>
            <text:p text:style-name="P6">462</text:p>
          </draw:text-box>
        </draw:frame>
        <draw:frame draw:style-name="gr2" draw:text-style-name="P7" draw:layer="layout" svg:width="1.15cm" svg:height="0.683cm" svg:x="12.806cm" svg:y="16.139cm">
          <draw:text-box>
            <text:p text:style-name="P6">924</text:p>
          </draw:text-box>
        </draw:frame>
        <draw:frame draw:style-name="gr2" draw:text-style-name="P7" draw:layer="layout" svg:width="1.15cm" svg:height="0.683cm" svg:x="13.706cm" svg:y="14.286cm">
          <draw:text-box>
            <text:p text:style-name="P6">330</text:p>
          </draw:text-box>
        </draw:frame>
        <draw:frame draw:style-name="gr2" draw:text-style-name="P7" draw:layer="layout" svg:width="1.15cm" svg:height="0.683cm" svg:x="13.706cm" svg:y="15.226cm">
          <draw:text-box>
            <text:p text:style-name="P6">792</text:p>
          </draw:text-box>
        </draw:frame>
        <draw:frame draw:style-name="gr2" draw:text-style-name="P9" draw:layer="layout" svg:width="1.281cm" svg:height="0.645cm" svg:x="13.61cm" svg:y="16.179cm">
          <draw:text-box>
            <text:p text:style-name="P8">1716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8:44:13.462054255</meta:creation-date>
    <dc:date>2024-03-15T19:02:56.770341651</dc:date>
    <meta:editing-duration>PT18M44S</meta:editing-duration>
    <meta:editing-cycles>1</meta:editing-cycles>
    <meta:document-statistic meta:object-count="64"/>
    <meta:generator>LibreOffice/7.4.7.2$Linux_X86_64 LibreOffice_project/40$Build-2</meta:generator>
  </office:meta>
</office:document-meta>
</file>